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2" fo:font-size="11pt" style:font-size-asian="11pt" style:font-name-complex="Times New Roman2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2" style:font-name-complex="Times New Roman2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" style:font-name-asian="Times New Roman3" style:font-size-asian="11pt" style:language-asian="en" style:country-asian="US" style:font-name-complex="Times New Roman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" fo:language="id" fo:country="ID" style:font-name-asian="Times New Roman3" style:font-size-asian="11pt" style:language-asian="en" style:country-asian="US" style:font-name-complex="Times New Roman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/>
    </style:style>
    <style:style style:name="T2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en" fo:country="US"/>
    </style:style>
    <style:style style:name="T3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" fo:font-size="10pt" style:letter-kerning="false" style:language-asian="en" style:country-asian="US" style:language-complex="ar" style:country-complex="SA" style:font-name-asian="Times New Roman3" style:font-name-complex="Times New Roman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" fo:font-size="10pt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/>
    </style:style>
    <style:style style:name="T27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/>
    </style:style>
    <style:style style:name="T28" style:family="text">
      <style:text-properties style:font-name="Times New Roman" fo:language="id" fo:country="ID" style:language-asian="en" style:country-asian="US" style:language-complex="ar" style:country-complex="SA" style:font-name-asian="Times New Roman3" style:font-name-complex="Times New Roman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complex="bold" style:font-style-complex="italic"/>
    </style:style>
    <style:style style:name="T30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Penggunaan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3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roman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1:52:57.321175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0-25T12:19:57.160274985</dc:date>
    <meta:editing-duration>PT5H20M4S</meta:editing-duration>
    <meta:editing-cycles>132</meta:editing-cycles>
    <meta:document-statistic meta:table-count="1" meta:cell-count="281" meta:object-count="1"/>
  </office:meta>
</office:document-meta>
</file>